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5f7" officeooo:paragraph-rsid="000855f7"/>
    </style:style>
    <style:style style:name="P2" style:family="paragraph" style:parent-style-name="Standard">
      <style:text-properties officeooo:rsid="000972ae" officeooo:paragraph-rsid="000972ae"/>
    </style:style>
    <style:style style:name="P3" style:family="paragraph" style:parent-style-name="Standard">
      <style:text-properties officeooo:rsid="000ac635" officeooo:paragraph-rsid="000972ae"/>
    </style:style>
    <style:style style:name="P4" style:family="paragraph" style:parent-style-name="Standard">
      <style:text-properties officeooo:rsid="000ac635" officeooo:paragraph-rsid="000ac635"/>
    </style:style>
    <style:style style:name="P5" style:family="paragraph" style:parent-style-name="Standard">
      <style:text-properties officeooo:rsid="000ac635" officeooo:paragraph-rsid="000e18d7"/>
    </style:style>
    <style:style style:name="P6" style:family="paragraph" style:parent-style-name="Standard">
      <style:text-properties officeooo:rsid="000ac635" officeooo:paragraph-rsid="000bbc7c"/>
    </style:style>
    <style:style style:name="P7" style:family="paragraph" style:parent-style-name="Standard">
      <style:text-properties officeooo:rsid="000bbc7c" officeooo:paragraph-rsid="000bbc7c"/>
    </style:style>
    <style:style style:name="P8" style:family="paragraph" style:parent-style-name="Standard">
      <style:text-properties officeooo:rsid="000e0da9" officeooo:paragraph-rsid="000ac635"/>
    </style:style>
    <style:style style:name="P9" style:family="paragraph" style:parent-style-name="Standard">
      <style:text-properties officeooo:rsid="000e2b50" officeooo:paragraph-rsid="000e2b50"/>
    </style:style>
    <style:style style:name="P10" style:family="paragraph" style:parent-style-name="Standard">
      <style:text-properties officeooo:rsid="000e2b50" officeooo:paragraph-rsid="00122b02"/>
    </style:style>
    <style:style style:name="P11" style:family="paragraph" style:parent-style-name="Standard">
      <style:text-properties officeooo:rsid="001025bf" officeooo:paragraph-rsid="001025bf"/>
    </style:style>
    <style:style style:name="P12" style:family="paragraph" style:parent-style-name="Standard">
      <style:text-properties officeooo:rsid="0011cf56" officeooo:paragraph-rsid="0011cf56"/>
    </style:style>
    <style:style style:name="P13" style:family="paragraph" style:parent-style-name="Standard">
      <style:text-properties officeooo:rsid="00122b02" officeooo:paragraph-rsid="00122b02"/>
    </style:style>
    <style:style style:name="P14" style:family="paragraph" style:parent-style-name="Standard">
      <style:text-properties officeooo:rsid="0013bdd1" officeooo:paragraph-rsid="0013bdd1"/>
    </style:style>
    <style:style style:name="P15" style:family="paragraph" style:parent-style-name="Standard">
      <style:text-properties officeooo:rsid="0015a5b4" officeooo:paragraph-rsid="0015a5b4"/>
    </style:style>
    <style:style style:name="P16" style:family="paragraph" style:parent-style-name="Standard">
      <style:text-properties officeooo:rsid="0015a5b4" officeooo:paragraph-rsid="0018f45d"/>
    </style:style>
    <style:style style:name="P17" style:family="paragraph" style:parent-style-name="Standard">
      <style:text-properties officeooo:rsid="00178551" officeooo:paragraph-rsid="00178551"/>
    </style:style>
    <style:style style:name="P18" style:family="paragraph" style:parent-style-name="Standard">
      <style:text-properties officeooo:rsid="0018f45d" officeooo:paragraph-rsid="0018f45d"/>
    </style:style>
    <style:style style:name="P19" style:family="paragraph" style:parent-style-name="Standard">
      <style:text-properties officeooo:rsid="0019831b" officeooo:paragraph-rsid="0019831b"/>
    </style:style>
    <style:style style:name="P20" style:family="paragraph" style:parent-style-name="Standard">
      <style:text-properties officeooo:rsid="0019ea3e" officeooo:paragraph-rsid="0019ea3e"/>
    </style:style>
    <style:style style:name="P21" style:family="paragraph" style:parent-style-name="Standard">
      <style:text-properties officeooo:rsid="0019ea3e" officeooo:paragraph-rsid="0019f5b5"/>
    </style:style>
    <style:style style:name="P22" style:family="paragraph" style:parent-style-name="Standard">
      <style:text-properties officeooo:rsid="001a06f1" officeooo:paragraph-rsid="001a06f1"/>
    </style:style>
    <style:style style:name="P23" style:family="paragraph" style:parent-style-name="Standard">
      <style:text-properties officeooo:rsid="001c6bc8" officeooo:paragraph-rsid="001c6bc8"/>
    </style:style>
    <style:style style:name="P24" style:family="paragraph" style:parent-style-name="Standard">
      <style:text-properties officeooo:rsid="0016f994" officeooo:paragraph-rsid="0016f994"/>
    </style:style>
    <style:style style:name="P25" style:family="paragraph" style:parent-style-name="Standard">
      <style:text-properties officeooo:rsid="00178551" officeooo:paragraph-rsid="00178551"/>
    </style:style>
    <style:style style:name="T1" style:family="text">
      <style:text-properties officeooo:rsid="000972ae"/>
    </style:style>
    <style:style style:name="T2" style:family="text">
      <style:text-properties officeooo:rsid="000ac635"/>
    </style:style>
    <style:style style:name="T3" style:family="text">
      <style:text-properties officeooo:rsid="000e0da9"/>
    </style:style>
    <style:style style:name="T4" style:family="text">
      <style:text-properties officeooo:rsid="0018f45d"/>
    </style:style>
    <style:style style:name="T5" style:family="text">
      <style:text-properties officeooo:rsid="0019831b"/>
    </style:style>
    <style:style style:name="T6" style:family="text">
      <style:text-properties officeooo:rsid="0019f5b5"/>
    </style:style>
    <style:style style:name="T7" style:family="text">
      <style:text-properties officeooo:rsid="001a06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.python包安装</text:p>
      <text:p text:style-name="P1">1.<text:span text:style-name="T1">deb包</text:span></text:p>
      <text:p text:style-name="P2">$ sud<text:span text:style-name="T2">o apt-get -y update</text:span></text:p>
      <text:p text:style-name="P3">$ sudo apt-get -y upgrade</text:p>
      <text:p text:style-name="P2"><text:span text:style-name="T2">$ sudo apt-ge</text:span>t -y install build-essentials <text:s text:c="3"/>build-essential 包可以批量安装 Python 在 Ubuntu 上进行构建时所需的全部工具(gcc、make等)</text:p>
      <text:p text:style-name="P2">2.安装 Python包</text:p>
      <text:p text:style-name="P4"># 安装 python-dev</text:p>
      <text:p text:style-name="P4">$ sudo apt-get -y install python-dev</text:p>
      <text:p text:style-name="P7">pip freeze 查看当前安装版本</text:p>
      <text:p text:style-name="P4"># 安装 pip</text:p>
      <text:p text:style-name="P4">$ wget https://bootstrap.pypa.io/get-pip.py</text:p>
      <text:p text:style-name="P4">$ sudo python get-pip.py</text:p>
      <text:p text:style-name="P4"><text:span text:style-name="T3">3.</text:span>搭建虚拟 Python 执行环境</text:p>
      <text:p text:style-name="P4">$ sudo pip install virtualenv</text:p>
      <text:p text:style-name="P5">搭建 <text:span text:style-name="T3">virtualenv 环境:$ virtualenv name(路径中不要包括中文,否则会有ERROR: virtualenv is not compatible with this system or executable)</text:span></text:p>
      <text:p text:style-name="P8">启<text:span text:style-name="T2">动 virtualenv 环境:$ source name/bin/activate</text:span></text:p>
      <text:p text:style-name="P6">关闭 virtualenv 环境:deactivate</text:p>
      <text:p text:style-name="P5">指定 virtualenv 下执行的 Python:virtualenv --python=/opt/python2.7.9/bin/python <text:s/>name(创建时加参数,python路径) <text:s text:c="3"/>参数—no-site-packages，这样，已经安装到系统Python环境中的所有第三方包都不会复制过来</text:p>
      <text:p text:style-name="P9">二.版本控制管理git</text:p>
      <text:p text:style-name="P11"><text:a xlink:type="simple" xlink:href="https://www.cnblogs.com/Wang-Y/p/8886943.html" text:style-name="Internet_20_link" text:visited-style-name="Visited_20_Internet_20_Link">https://www.cnblogs.com/Wang-Y/p/8886943.html</text:a></text:p>
      <text:p text:style-name="P11">三.编辑器与辅助开发工具</text:p>
      <text:p text:style-name="P12">1.vim</text:p>
      <text:p text:style-name="P13"><text:span text:style-name="T5">1.1.</text:span>Vim 的设置在主目录“.vimrc”文件中进行</text:p>
      <text:p text:style-name="P13">" 语法高亮的设置</text:p>
      <text:p text:style-name="P13">syntax on</text:p>
      <text:p text:style-name="P13">" 自动缩进的设置</text:p>
      <text:p text:style-name="P13">filetype plugin indent on</text:p>
      <text:p text:style-name="P13">准备 Python 专用的设置文件,</text:p>
      <text:p text:style-name="P13">mkdir ~/.vim/ftplugin</text:p>
      <text:p text:style-name="P13">touch ~/.vim/ftplugin/python.vim</text:p>
      <text:p text:style-name="P13">" 将“Tab”替换为“空格”</text:p>
      <text:p text:style-name="P13">setl expandtab</text:p>
      <text:p text:style-name="P13">" 将“Tab”的“缩进幅度”改为 4</text:p>
      <text:p text:style-name="P13">setl tabstop=4</text:p>
      <text:p text:style-name="P13">" 自动缩进时的“缩进幅度”改为 4</text:p>
      <text:p text:style-name="P13">setl shiftwidth=4</text:p>
      <text:p text:style-name="P13">" 按下键盘“Tab”键时插入的空格数</text:p>
      <text:p text:style-name="P13">" 这里设置为 0 就可以插入“tabstop”中设置的空格数了</text:p>
      <text:p text:style-name="P13">setl softtabstop=0</text:p>
      <text:p text:style-name="P13">" 保存时删除行尾的空格</text:p>
      <text:p text:style-name="P13">autocmd BufWritePre * :%s/\s\+$//ge</text:p>
      <text:p text:style-name="P13">"80 个字符换行</text:p>
      <text:p text:style-name="P13">setlocal textwidth=80</text:p>
      <text:p text:style-name="P14">PEP 8:<text:a xlink:type="simple" xlink:href="https://www.python.org/dev/peps/pep-0008" text:style-name="Internet_20_link" text:visited-style-name="Visited_20_Internet_20_Link">https://www.python.org/dev/peps/pep-0008</text:a></text:p>
      <text:p text:style-name="P14"/>
      <text:p text:style-name="P16"><text:soft-page-break/><text:span text:style-name="T5">1.2.</text:span>neobundle.vim B 是一个专门用来管理 Vim 插件的插件:<text:span text:style-name="T4">https://linux.cn/article-3433-1.html</text:span></text:p>
      <text:p text:style-name="P24">curl https://raw.githubusercontent.com/Shougo/neobundle.vim/master/bin/install.sh | sh</text:p>
      <text:p text:style-name="P17">配置:</text:p>
      <text:p text:style-name="P17">if has('vim_starting')</text:p>
      <text:p text:style-name="P17">set nocompatible <text:s text:c="3"/></text:p>
      <text:p text:style-name="P17">set runtimepath+=~/.vim/bundle/neobundle.vim/</text:p>
      <text:p text:style-name="P17">call neobundle#begin(expand('~/.vim/bundle/'))</text:p>
      <text:p text:style-name="P17">NeoBundleFetch 'Shougo/neobundle.vim'</text:p>
      <text:p text:style-name="P17">call neobundle#end()</text:p>
      <text:p text:style-name="P17">filetype plugin indent on</text:p>
      <text:p text:style-name="P15"><text:span text:style-name="T5">1.3.</text:span>vim-flake8插件可以检查当前打开的文件并发出问题警告:</text:p>
      <text:p text:style-name="P18">NeoBundle 'nvie/vim-flake8'<text:span text:style-name="T5">(放到上面begin/end块中)</text:span></text:p>
      <text:p text:style-name="P19">重启 Vim 就会开始安装插件。安装结束后,用 Vim 打开 Python 脚本,按下 Ctrl + F7就可以看到 flake8 的警告信息了</text:p>
      <text:p text:style-name="P22">2.pycharm</text:p>
      <text:p text:style-name="P22">下载:<text:a xlink:type="simple" xlink:href="http://www.jetbrains.com/pycharm/download/#section=linux" text:style-name="Internet_20_link" text:visited-style-name="Visited_20_Internet_20_Link">http://www.jetbrains.com/pycharm/download/#section=linux</text:a></text:p>
      <text:p text:style-name="P22">解压:tar -xvzf pycharm-community-2017.2.3.tar.gz -C ~ //~即为文件解压路径</text:p>
      <text:p text:style-name="P22">运行:进入bin目录:sh pycharm.sh &amp; </text:p>
      <text:p text:style-name="P22">激活码:<text:a xlink:type="simple" xlink:href="http://idea.lanyus.com/" text:style-name="Internet_20_link" text:visited-style-name="Visited_20_Internet_20_Link">http://idea.lanyus.com/</text:a></text:p>
      <text:p text:style-name="P22">修改hosts文件:sudo vim /etc/hosts</text:p>
      <text:p text:style-name="P22">0.0.0.0 account.jetbrains.com</text:p>
      <text:p text:style-name="P20"><text:span text:style-name="T7">3</text:span>.辅助开发工具</text:p>
      <text:p text:style-name="P20">1.1.flake8(编码格式 / 语法检测):PyLint</text:p>
      <text:p text:style-name="P20">flake8 name.py</text:p>
      <text:p text:style-name="P21">1.2.<text:span text:style-name="T6"> pdb(调试器)</text:span></text:p>
      <text:p text:style-name="P23">import pdb;pdb.set_trace() <text:s/>#引入pdb代码片段，不需要时，可以注掉</text:p>
      <text:p text:style-name="P2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1:44:20.657637550</meta:creation-date>
    <dc:date>2018-06-24T19:54:12.052816948</dc:date>
    <meta:editing-duration>PT9H3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591" meta:character-count="2119" meta:non-whitespace-character-count="1964"/>
  </office:meta>
</office:document-meta>
</file>